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.5299in" fo:margin-left="0.0035in" fo:margin-top="0in" fo:margin-bottom="0in" table:align="left" style:writing-mode="lr-tb"/>
    </style:style>
    <style:style style:name="Table1.A" style:family="table-column">
      <style:table-column-properties style:column-width="1.529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5299in" fo:margin-left="0.0035in" fo:margin-top="0in" fo:margin-bottom="0in" table:align="left" style:writing-mode="lr-tb"/>
    </style:style>
    <style:style style:name="Table2.A" style:family="table-column">
      <style:table-column-properties style:column-width="1.52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1.5299in" fo:margin-left="0.0035in" fo:margin-top="0in" fo:margin-bottom="0in" table:align="left" style:writing-mode="lr-tb"/>
    </style:style>
    <style:style style:name="Table3.A" style:family="table-column">
      <style:table-column-properties style:column-width="1.529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1.5299in" fo:margin-left="0.0035in" fo:margin-top="0in" fo:margin-bottom="0in" table:align="left" style:writing-mode="lr-tb"/>
    </style:style>
    <style:style style:name="Table4.A" style:family="table-column">
      <style:table-column-properties style:column-width="1.529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5924in" fo:margin-left="0.0035in" fo:margin-top="0in" fo:margin-bottom="0in" table:align="left" style:writing-mode="lr-tb"/>
    </style:style>
    <style:style style:name="Table5.A" style:family="table-column">
      <style:table-column-properties style:column-width="0.5174in"/>
    </style:style>
    <style:style style:name="Table5.B" style:family="table-column">
      <style:table-column-properties style:column-width="0.7194in"/>
    </style:style>
    <style:style style:name="Table5.C" style:family="table-column">
      <style:table-column-properties style:column-width="0.8611in"/>
    </style:style>
    <style:style style:name="Table5.D" style:family="table-column">
      <style:table-column-properties style:column-width="2.1535in"/>
    </style:style>
    <style:style style:name="Table5.E" style:family="table-column">
      <style:table-column-properties style:column-width="2.34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="0.5pt solid #000000" loext:writing-mode="bt-lr"/>
    </style:style>
    <style:style style:name="Table1" style:family="table">
      <style:table-properties style:width="1.5299in" fo:margin-left="0.0035in" fo:margin-top="0in" fo:margin-bottom="0in" table:align="left" style:writing-mode="lr-tb"/>
    </style:style>
    <style:style style:name="Table1.A" style:family="table-column">
      <style:table-column-properties style:column-width="1.529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5299in" fo:margin-left="0.0035in" fo:margin-top="0in" fo:margin-bottom="0in" table:align="left" style:writing-mode="lr-tb"/>
    </style:style>
    <style:style style:name="Table2.A" style:family="table-column">
      <style:table-column-properties style:column-width="1.52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1.5299in" fo:margin-left="0.0035in" fo:margin-top="0in" fo:margin-bottom="0in" table:align="left" style:writing-mode="lr-tb"/>
    </style:style>
    <style:style style:name="Table3.A" style:family="table-column">
      <style:table-column-properties style:column-width="1.529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1.5299in" fo:margin-left="0.0035in" fo:margin-top="0in" fo:margin-bottom="0in" table:align="left" style:writing-mode="lr-tb"/>
    </style:style>
    <style:style style:name="Table4.A" style:family="table-column">
      <style:table-column-properties style:column-width="1.529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3in" table:align="margins" style:writing-mode="lr-tb"/>
    </style:style>
    <style:style style:name="Table6.A" style:family="table-column">
      <style:table-column-properties style:column-width="2.1in" style:rel-column-width="21845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2pt" fo:language="de" fo:country="DE" style:letter-kerning="true" style:font-name-asian="Calibri1" style:font-size-asian="2pt" style:language-asian="en" style:country-asian="US" style:font-name-complex="Arial2" style:font-size-complex="2pt" style:language-complex="ar" style:country-complex="SA"/>
    </style:style>
    <style:style style:name="P2" style:family="paragraph" style:parent-style-name="Standard">
      <style:paragraph-properties fo:margin-left="0.0783in" fo:margin-right="0.0783in" fo:margin-top="0in" fo:margin-bottom="0in" style:contextual-spacing="false" fo:line-height="100%" fo:text-align="start" style:justify-single-word="false" fo:orphans="2" fo:widows="2"/>
      <style:text-properties style:font-name="Arial" fo:font-size="2pt" fo:language="de" fo:country="DE" style:letter-kerning="true" style:font-name-asian="Calibri1" style:font-size-asian="2pt" style:language-asian="en" style:country-asian="US" style:font-name-complex="Arial2" style:font-size-complex="2pt" style:language-complex="ar" style:country-complex="SA"/>
    </style:style>
    <style:style style:name="P3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Arial" fo:font-size="2pt" fo:language="de" fo:country="DE" style:letter-kerning="true" style:font-name-asian="Calibri1" style:font-size-asian="2pt" style:language-asian="en" style:country-asian="US" style:font-name-complex="Arial2" style:font-size-complex="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de" fo:country="DE" style:letter-kerning="true" style:font-name-asian="Calibri1" style:font-size-asian="11pt" style:language-asian="en" style:country-asian="US" style:font-name-complex="Arial2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left="0.0783in" fo:margin-right="0.0783in"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List_20_Paragraph" style:list-style-name="WWNum5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ff" loext:opacity="100%" style:font-name="Arial" fo:font-size="11pt" fo:language="de" fo:country="DE" style:letter-kerning="true" style:font-name-asian="Calibri1" style:font-size-asian="11pt" style:language-asian="en" style:country-asian="US" style:font-name-complex="Arial2" style:font-size-complex="11pt" style:language-complex="ar" style:country-complex="SA"/>
    </style:style>
    <style:style style:name="P9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Arial" fo:font-size="2pt" fo:language="de" fo:country="DE" style:letter-kerning="true" style:font-name-asian="Calibri1" style:font-size-asian="2pt" style:language-asian="en" style:country-asian="US" style:font-name-complex="Arial2" style:font-size-complex="2pt" style:language-complex="ar" style:country-complex="SA"/>
    </style:style>
    <style:style style:name="P10" style:family="paragraph" style:parent-style-name="List_20_Paragraph" style:list-style-name="WWNum5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List_20_Paragraph" style:list-style-name="WWNum5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de" fo:country="DE" officeooo:rsid="001b5fc5" officeooo:paragraph-rsid="001b5fc5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Arial" fo:font-size="2pt" style:font-size-asian="2pt" style:font-name-complex="Arial2" style:font-size-complex="2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2pt" fo:language="de" fo:country="DE" style:letter-kerning="true" style:font-name-asian="Calibri1" style:font-size-asian="2pt" style:language-asian="en" style:country-asian="US" style:font-name-complex="Arial2" style:font-size-complex="2pt" style:language-complex="ar" style:country-complex="SA"/>
    </style:style>
    <style:style style:name="P14" style:family="paragraph" style:parent-style-name="Standard">
      <style:paragraph-properties fo:margin-left="0.0783in" fo:margin-right="0.0783in" fo:margin-top="0in" fo:margin-bottom="0in" style:contextual-spacing="false" fo:line-height="100%" fo:text-align="start" style:justify-single-word="false" fo:orphans="2" fo:widows="2"/>
      <style:text-properties style:font-name="Arial" fo:font-size="2pt" fo:language="de" fo:country="DE" style:letter-kerning="true" style:font-name-asian="Calibri1" style:font-size-asian="2pt" style:language-asian="en" style:country-asian="US" style:font-name-complex="Arial2" style:font-size-complex="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style:font-name-complex="Arial2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Arial" officeooo:rsid="00130d33" officeooo:paragraph-rsid="00130d33" style:font-name-complex="Arial2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Arial" officeooo:rsid="00130d33" officeooo:paragraph-rsid="0014e0a6" style:font-name-complex="Arial2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Arial" officeooo:rsid="00138ae5" officeooo:paragraph-rsid="00138ae5" style:font-name-complex="Arial2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Arial" officeooo:rsid="00138ae5" officeooo:paragraph-rsid="00165c87" style:font-name-complex="Arial2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Arial" officeooo:rsid="0014e0a6" officeooo:paragraph-rsid="00165c87" style:font-name-complex="Arial2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Arial" officeooo:rsid="00165c87" officeooo:paragraph-rsid="00165c87" style:font-name-complex="Arial2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Arial" officeooo:rsid="00234cdc" officeooo:paragraph-rsid="00234cdc" style:font-name-complex="Arial2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de" fo:country="DE" style:letter-kerning="true" style:font-name-asian="Calibri1" style:font-size-asian="11pt" style:language-asian="en" style:country-asian="US" style:font-name-complex="Arial2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Arial" style:text-underline-style="solid" style:text-underline-width="auto" style:text-underline-color="font-color" officeooo:rsid="00130d33" officeooo:paragraph-rsid="00130d33" style:font-name-complex="Arial2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Arial" style:text-underline-style="solid" style:text-underline-width="auto" style:text-underline-color="font-color" officeooo:rsid="00138ae5" officeooo:paragraph-rsid="00138ae5" style:font-name-complex="Arial2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left="0.0783in" fo:margin-right="0.0783in"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Table_20_Contents">
      <style:text-properties style:font-name="Arial" style:font-name-complex="Arial2"/>
    </style:style>
    <style:style style:name="P29" style:family="paragraph" style:parent-style-name="Table_20_Contents">
      <style:text-properties style:font-name="Arial" officeooo:rsid="001de848" officeooo:paragraph-rsid="001de848" style:font-name-complex="Arial2"/>
    </style:style>
    <style:style style:name="P30" style:family="paragraph" style:parent-style-name="Table_20_Contents">
      <style:text-properties style:font-name="Arial" officeooo:rsid="001fae3f" officeooo:paragraph-rsid="001fae3f" style:font-name-complex="Arial2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21add6" officeooo:paragraph-rsid="0021add6" style:font-name-complex="Arial2"/>
    </style:style>
    <style:style style:name="P32" style:family="paragraph" style:parent-style-name="Table_20_Contents">
      <style:paragraph-properties fo:text-align="end" style:justify-single-word="false"/>
      <style:text-properties style:font-name="Arial" officeooo:rsid="0021add6" officeooo:paragraph-rsid="0021add6" style:font-name-complex="Arial2"/>
    </style:style>
    <style:style style:name="P33" style:family="paragraph" style:parent-style-name="Table_20_Contents">
      <style:paragraph-properties fo:text-align="end" style:justify-single-word="false"/>
      <style:text-properties style:font-name="Arial" style:font-name-complex="Arial2"/>
    </style:style>
    <style:style style:name="P34" style:family="paragraph" style:parent-style-name="Table_20_Contents">
      <style:paragraph-properties fo:text-align="end" style:justify-single-word="false"/>
      <style:text-properties style:font-name="Arial" officeooo:rsid="00234cdc" officeooo:paragraph-rsid="00234cdc" style:font-name-complex="Arial2"/>
    </style:style>
    <style:style style:name="T1" style:family="text">
      <style:text-properties style:font-name="Arial" fo:font-size="2pt" style:font-size-asian="2pt" style:font-name-complex="Arial2" style:font-size-complex="2pt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fo:font-weight="bold" style:font-weight-asian="bold" style:font-name-complex="Arial2" style:font-weight-complex="bold"/>
    </style:style>
    <style:style style:name="T4" style:family="text">
      <style:text-properties fo:color="#0000ff" loext:opacity="100%" style:font-name="Arial" style:font-name-complex="Arial2"/>
    </style:style>
    <style:style style:name="T5" style:family="text">
      <style:text-properties officeooo:rsid="00138ae5"/>
    </style:style>
    <style:style style:name="T6" style:family="text">
      <style:text-properties officeooo:rsid="0014e0a6"/>
    </style:style>
    <style:style style:name="T7" style:family="text">
      <style:text-properties officeooo:rsid="00165c87"/>
    </style:style>
    <style:style style:name="T8" style:family="text">
      <style:text-properties officeooo:rsid="0018355e"/>
    </style:style>
    <style:style style:name="T9" style:family="text">
      <style:text-properties officeooo:rsid="001de848"/>
    </style:style>
    <style:style style:name="T10" style:family="text">
      <style:text-properties officeooo:rsid="0021add6"/>
    </style:style>
    <style:style style:name="T11" style:family="text">
      <style:text-properties officeooo:rsid="00250b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" loext:marker-style-name="T1"/>
            <text:p text:style-name="P4" loext:marker-style-name="T2"/>
            <text:p text:style-name="P1" loext:marker-style-name="T1"/>
          </table:table-cell>
          <table:table-cell table:style-name="Table5.A1" office:value-type="string">
            <text:p text:style-name="P1" loext:marker-style-name="T1"/>
            <text:p text:style-name="P4" loext:marker-style-name="T2"/>
            <text:p text:style-name="P1" loext:marker-style-name="T1"/>
          </table:table-cell>
          <table:table-cell table:style-name="Table5.A1" office:value-type="string">
            <text:p text:style-name="P1" loext:marker-style-name="T1"/>
            <text:p text:style-name="P4" loext:marker-style-name="T2"/>
            <text:p text:style-name="P1" loext:marker-style-name="T1"/>
          </table:table-cell>
          <table:table-cell table:style-name="Table5.A1" table:number-columns-spanned="2" office:value-type="string">
            <text:p text:style-name="P1" loext:marker-style-name="T1"/>
            <text:p text:style-name="P5" loext:marker-style-name="T2"><text:span text:style-name="T2">Kapitaleigentümer</text:span><text:span text:style-name="T2"/></text:p>
            <text:p text:style-name="P1" loext:marker-style-name="T1"/>
            <text:p text:style-name="P5" loext:marker-style-name="T2"><text:span text:style-name="T2">Wer hat einen Herausgabenspruch auf das Kapital?</text:span><text:span text:style-name="T2"/></text:p>
            <text:p text:style-name="P1" loext:marker-style-name="T1"/>
          </table:table-cell>
          <table:covered-table-cell/>
        </table:table-row>
        <table:table-row table:style-name="Table5.1">
          <table:table-cell table:style-name="Table5.A1" office:value-type="string">
            <text:p text:style-name="P1" loext:marker-style-name="T1"/>
            <text:p text:style-name="P4" loext:marker-style-name="T2"/>
            <text:p text:style-name="P1" loext:marker-style-name="T1"/>
          </table:table-cell>
          <table:table-cell table:style-name="Table5.A1" office:value-type="string">
            <text:p text:style-name="P1" loext:marker-style-name="T1"/>
            <text:p text:style-name="P4" loext:marker-style-name="T2"/>
            <text:p text:style-name="P1" loext:marker-style-name="T1"/>
          </table:table-cell>
          <table:table-cell table:style-name="Table5.A1" office:value-type="string">
            <text:p text:style-name="P1" loext:marker-style-name="T1"/>
            <text:p text:style-name="P4" loext:marker-style-name="T2"/>
            <text:p text:style-name="P1" loext:marker-style-name="T1"/>
          </table:table-cell>
          <table:table-cell table:style-name="Table5.A1" office:value-type="string">
            <text:p text:style-name="P1" loext:marker-style-name="T1"/>
            <text:p text:style-name="P5" loext:marker-style-name="T2"><text:span text:style-name="T2">Eigenfinanzierung</text:span><text:span text:style-name="T2"/></text:p>
            <text:p text:style-name="P1" loext:marker-style-name="T1"/>
          </table:table-cell>
          <table:table-cell table:style-name="Table5.A1" office:value-type="string">
            <text:p text:style-name="P1" loext:marker-style-name="T1"/>
            <text:p text:style-name="P5" loext:marker-style-name="T2"><text:span text:style-name="T2">Fremdfinanzierung</text:span><text:span text:style-name="T2"/></text:p>
            <text:p text:style-name="P1" loext:marker-style-name="T1"/>
          </table:table-cell>
        </table:table-row>
        <table:table-row table:style-name="Table5.1">
          <table:table-cell table:style-name="Table5.A3" table:number-rows-spanned="3" office:value-type="string">
            <text:p text:style-name="P2" loext:marker-style-name="T1"/>
            <text:p text:style-name="P6" loext:marker-style-name="T2"><text:span text:style-name="T2">Finanzierungsquellen</text:span><text:span text:style-name="T2"/></text:p>
            <text:p text:style-name="P2" loext:marker-style-name="T1"/>
          </table:table-cell>
          <table:table-cell table:style-name="Table5.A3" table:number-rows-spanned="3" office:value-type="string">
            <text:p text:style-name="P2" loext:marker-style-name="T1"/>
            <text:p text:style-name="P6" loext:marker-style-name="T2"><text:span text:style-name="T2">Von wo wird das Kapital zugeführt?</text:span><text:span text:style-name="T2"/></text:p>
            <text:p text:style-name="P2" loext:marker-style-name="T1"/>
          </table:table-cell>
          <table:table-cell table:style-name="Table5.A1" office:value-type="string">
            <text:p text:style-name="P1" loext:marker-style-name="T1"/>
            <text:p text:style-name="P4" loext:marker-style-name="T2"/>
            <text:p text:style-name="P1" loext:marker-style-name="T1"/>
          </table:table-cell>
          <table:table-cell table:style-name="Table5.A1" office:value-type="string">
            <text:p text:style-name="P1" loext:marker-style-name="T1"/>
            <text:p text:style-name="P5" loext:marker-style-name="T2"><text:span text:style-name="T2">Das Kapital wird vom </text:span><text:span text:style-name="T3">Eigentümer</text:span><text:span text:style-name="T2"> bzw. von den Eigentümern zur Verfügung gestellt.</text:span></text:p>
            <text:p text:style-name="P1" loext:marker-style-name="T1"/>
          </table:table-cell>
          <table:table-cell table:style-name="Table5.A1" office:value-type="string">
            <text:p text:style-name="P1" loext:marker-style-name="T1"/>
            <text:p text:style-name="P5" loext:marker-style-name="T2"><text:span text:style-name="T2">Das Kapital wird von </text:span><text:span text:style-name="T3">Außenstehenden</text:span><text:span text:style-name="T2"> zur Verfügung gestellt.</text:span></text:p>
            <text:p text:style-name="P1" loext:marker-style-name="T1"/>
          </table:table-cell>
        </table:table-row>
        <table:table-row table:style-name="Table5.1">
          <table:covered-table-cell table:style-name="Table5.A1"/>
          <table:covered-table-cell table:style-name="Table5.A1"/>
          <table:table-cell table:style-name="Table5.A1" office:value-type="string">
            <text:p text:style-name="P1" loext:marker-style-name="T1"/>
            <text:p text:style-name="P5" loext:marker-style-name="T2"><text:span text:style-name="T2">Außen</text:span><text:span text:style-name="T2"/></text:p>
            <text:p text:style-name="P1" loext:marker-style-name="T1"/>
          </table:table-cell>
          <table:table-cell table:style-name="Table5.A1" office:value-type="string">
            <text:p text:style-name="P1" loext:marker-style-name="T1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" loext:marker-style-name="T1"/>
                  <text:p text:style-name="P5" loext:marker-style-name="T3"><text:span text:style-name="T3">Beteiligungsfinanzierung</text:span><text:span text:style-name="T3"/></text:p>
                  <text:p text:style-name="P1" loext:marker-style-name="T1"/>
                </table:table-cell>
              </table:table-row>
            </table:table>
            <text:p text:style-name="P1" loext:marker-style-name="T1"/>
            <text:p text:style-name="P1" loext:marker-style-name="T1"/>
            <text:list text:style-name="WWNum5">
              <text:list-item>
                <text:p text:style-name="P7" loext:marker-style-name="T2"><text:span text:style-name="T2">Der bzw. die Inhaber stellen Ihrem Unternehmen EK zur Verfügung (</text:span><text:span text:style-name="T3">Privateinlage</text:span><text:span text:style-name="T2">) z. B. Aktien werden an Aktionäre ausgegeben. Anteil am Gewinn (Dividende).</text:span></text:p>
              </text:list-item>
            </text:list>
            <text:p text:style-name="P1" loext:marker-style-name="T1"/>
            <text:p text:style-name="P5" loext:marker-style-name="T4"><text:span text:style-name="T4">Aktienkauf für 1.000,00 €, 50 € Dividende</text:span><text:span text:style-name="T4"/></text:p>
            <text:p text:style-name="P3" loext:marker-style-name="T1"/>
            <text:list text:continue-numbering="true" text:style-name="WWNum5">
              <text:list-item>
                <text:p text:style-name="P7" loext:marker-style-name="T2"><text:span text:style-name="T2">Aufnahme neuer Gesellschafter (z. B. OHG, KG)</text:span><text:span text:style-name="T2"/></text:p>
              </text:list-item>
            </text:list>
            <text:p text:style-name="P1" loext:marker-style-name="T1"/>
            <text:p text:style-name="P5" loext:marker-style-name="T4"><text:span text:style-name="T4">Aktienkauf für 1.000,00 €, 50 € Dividende</text:span><text:span text:style-name="T4"/></text:p>
            <text:p text:style-name="P1" loext:marker-style-name="T1"/>
          </table:table-cell>
          <table:table-cell table:style-name="Table5.A1" office:value-type="string">
            <text:p text:style-name="P1" loext:marker-style-name="T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" loext:marker-style-name="T1"/>
                  <text:p text:style-name="P5" loext:marker-style-name="T3"><text:span text:style-name="T3">Kreditfinanzierung</text:span><text:span text:style-name="T3"/></text:p>
                  <text:p text:style-name="P1" loext:marker-style-name="T1"/>
                </table:table-cell>
              </table:table-row>
            </table:table>
            <text:p text:style-name="P1" loext:marker-style-name="T1"/>
            <text:list text:continue-numbering="true" text:style-name="WWNum5">
              <text:list-item>
                <text:p text:style-name="P7" loext:marker-style-name="T2"><text:span text:style-name="T2">CroBank stellt FK zur Verfügung, erhält dafür Zinsen (vorher festgelegt)</text:span><text:span text:style-name="T2"/></text:p>
              </text:list-item>
              <text:list-item>
                <text:p text:style-name="P7" loext:marker-style-name="T2"><text:span text:style-name="T2">Investoren (Crowd Funding)</text:span><text:span text:style-name="T2"/></text:p>
              </text:list-item>
              <text:list-item>
                <text:p text:style-name="P7" loext:marker-style-name="T2"><text:span text:style-name="T2">Lieferanten (Kauf auf Rechnung bzw. auf Ziel)</text:span><text:span text:style-name="T2"/></text:p>
              </text:list-item>
            </text:list>
            <text:p text:style-name="P1" loext:marker-style-name="T1"/>
          </table:table-cell>
        </table:table-row>
        <table:table-row table:style-name="Table5.1">
          <table:covered-table-cell table:style-name="Table5.A1"/>
          <table:covered-table-cell table:style-name="Table5.A1"/>
          <table:table-cell table:style-name="Table5.A1" office:value-type="string">
            <text:p text:style-name="P1" loext:marker-style-name="T1"/>
            <text:p text:style-name="P5" loext:marker-style-name="T2"><text:span text:style-name="T2">Innen</text:span><text:span text:style-name="T2"/></text:p>
            <text:p text:style-name="P1" loext:marker-style-name="T1"/>
          </table:table-cell>
          <table:table-cell table:style-name="Table5.A1" office:value-type="string">
            <text:p text:style-name="P1" loext:marker-style-name="T1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" loext:marker-style-name="T1"/>
                  <text:p text:style-name="P5" loext:marker-style-name="T3"><text:span text:style-name="T3">Selbstfinanzierung</text:span><text:span text:style-name="T3"/></text:p>
                  <text:p text:style-name="P1" loext:marker-style-name="T1"/>
                </table:table-cell>
              </table:table-row>
            </table:table>
            <text:p text:style-name="P1" loext:marker-style-name="T1"/>
            <text:p text:style-name="P1" loext:marker-style-name="T1"/>
            <text:list text:continue-numbering="true" text:style-name="WWNum5">
              <text:list-item>
                <text:p text:style-name="P7" loext:marker-style-name="T2"><text:span text:style-name="T2">Nicht Auszahlung von Gewinnen (Einbehaltung von Gewinnen, Gewinnthesaurierung) =&gt; Gewinn wird reinvestiert</text:span><text:span text:style-name="T2"/></text:p>
              </text:list-item>
              <text:list-item>
                <text:p text:style-name="P7" loext:marker-style-name="T2"><text:span text:style-name="T2">Kreislauf der Kapitalerhaltung durch Abschreibung</text:span></text:p>
              </text:list-item>
            </text:list>
          </table:table-cell>
          <table:table-cell table:style-name="Table5.A1" office:value-type="string">
            <text:p text:style-name="P1" loext:marker-style-name="T1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" loext:marker-style-name="T1"/>
                  <text:p text:style-name="P5" loext:marker-style-name="T3"><text:span text:style-name="T3">Finanzierung aus Rückstellungen</text:span><text:span text:style-name="T3"/></text:p>
                  <text:p text:style-name="P1" loext:marker-style-name="T1"/>
                </table:table-cell>
              </table:table-row>
            </table:table>
            <text:p text:style-name="P1" loext:marker-style-name="T1"/>
            <text:list text:continue-numbering="true" text:style-name="WWNum5">
              <text:list-item>
                <text:p text:style-name="P11" loext:marker-style-name="T2"><text:span text:style-name="T2">Pensionsrückstellungen</text:span></text:p>
              </text:list-item>
            </text:list>
          </table:table-cell>
        </table:table-row>
      </table:table>
      <text:p text:style-name="P15" loext:marker-style-name="T1"/>
      <text:p text:style-name="P17" loext:marker-style-name="T2">Übung: OHG benötigt Kapital. </text:p>
      <text:p text:style-name="P17" loext:marker-style-name="T2">Vorschlag: Aufnahme eines neuen Gesellschafters <text:span text:style-name="T7">(</text:span><text:span text:style-name="T5">Beteiligungsfinanzierung</text:span><text:span text:style-name="T7">)</text:span></text:p>
      <text:p text:style-name="P19" loext:marker-style-name="T2">Folge: hierdurch steigt das im Unternehmen eingesetzte EK</text:p>
      <text:p text:style-name="P16" loext:marker-style-name="T2"/>
      <text:p text:style-name="P24">Vorteile:</text:p>
      <text:p text:style-name="P16" loext:marker-style-name="T2">- <text:span text:style-name="T5">Durch die Aufnahme eines Gesellschafters kann die Qualität der Entscheidungen steigen</text:span></text:p>
      <text:p text:style-name="P16" loext:marker-style-name="T2">- <text:span text:style-name="T5">Das Kapital steht zinslos zur Verfügung</text:span></text:p>
      <text:p text:style-name="P16" loext:marker-style-name="T2">- <text:span text:style-name="T5">Das Kapital muss nicht zurückgezahlt werden</text:span></text:p>
      <text:p text:style-name="P16" loext:marker-style-name="T2">- <text:span text:style-name="T5">Der Kapitaleinsatz kann die Rentabilität des Unternehmens steigern</text:span></text:p>
      <text:p text:style-name="P25">Nachteile:</text:p>
      <text:p text:style-name="P18" loext:marker-style-name="T2">- <text:span text:style-name="T6">Der neue Gesellschafter hat ein Mitsprache- und Entscheidungsrecht</text:span></text:p>
      <text:p text:style-name="P18" loext:marker-style-name="T2">- <text:span text:style-name="T6">Der Gesellschafter erhält einen Gewinnanspruch</text:span></text:p>
      <text:p text:style-name="P18" loext:marker-style-name="T2">- <text:span text:style-name="T6">Der Gesellschafter ist langfristig im Unternehmen beteiligt</text:span></text:p>
      <text:p text:style-name="P18" loext:marker-style-name="T2">- <text:span text:style-name="T6">Der Kapitaleinsatz kann die Rentabilität des Unternehmens senken</text:span></text:p>
      <text:p text:style-name="P20" loext:marker-style-name="T2"><text:soft-page-break/>Vorschlag: Kreditaufnahme bei der Bank</text:p>
      <text:p text:style-name="P20" loext:marker-style-name="T2"><text:span text:style-name="T7">Folge: Hierdurch steigt das FK</text:span></text:p>
      <text:p text:style-name="P21" loext:marker-style-name="T2">Kreditwürdigkeit <text:span text:style-name="T8">Schufa, </text:span><text:span text:style-name="T9">Creditreform</text:span></text:p>
      <text:p text:style-name="P21" loext:marker-style-name="T2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31">Pkw A</text:p>
          </table:table-cell>
          <table:table-cell table:style-name="Table6.C1" office:value-type="string">
            <text:p text:style-name="P31">Pkw B</text:p>
          </table:table-cell>
        </table:table-row>
        <table:table-row>
          <table:table-cell table:style-name="Table6.A2" office:value-type="string">
            <text:p text:style-name="P29">Kaufpreis <text:span text:style-name="T10">bzw. Abschreibung</text:span></text:p>
          </table:table-cell>
          <table:table-cell table:style-name="Table6.A2" office:value-type="string">
            <text:p text:style-name="P32">50.000€</text:p>
          </table:table-cell>
          <table:table-cell table:style-name="Table6.C2" office:value-type="string">
            <text:p text:style-name="P34">80.000€</text:p>
          </table:table-cell>
        </table:table-row>
        <table:table-row>
          <table:table-cell table:style-name="Table6.A2" office:value-type="string">
            <text:p text:style-name="P30">Instandhaltung</text:p>
          </table:table-cell>
          <table:table-cell table:style-name="Table6.A2" office:value-type="string">
            <text:p text:style-name="P33"/>
          </table:table-cell>
          <table:table-cell table:style-name="Table6.C2" office:value-type="string">
            <text:p text:style-name="P33"/>
          </table:table-cell>
        </table:table-row>
        <table:table-row>
          <table:table-cell table:style-name="Table6.A2" office:value-type="string">
            <text:p text:style-name="P30">Instandsetzung</text:p>
          </table:table-cell>
          <table:table-cell table:style-name="Table6.A2" office:value-type="string">
            <text:p text:style-name="P33"/>
          </table:table-cell>
          <table:table-cell table:style-name="Table6.C2" office:value-type="string">
            <text:p text:style-name="P33"/>
          </table:table-cell>
        </table:table-row>
        <table:table-row>
          <table:table-cell table:style-name="Table6.A2" office:value-type="string">
            <text:p text:style-name="P30">Kfz-Versicherung</text:p>
          </table:table-cell>
          <table:table-cell table:style-name="Table6.A2" office:value-type="string">
            <text:p text:style-name="P33"/>
          </table:table-cell>
          <table:table-cell table:style-name="Table6.C2" office:value-type="string">
            <text:p text:style-name="P33"/>
          </table:table-cell>
        </table:table-row>
        <table:table-row>
          <table:table-cell table:style-name="Table6.A2" office:value-type="string">
            <text:p text:style-name="P30">Kfz-Steuer</text:p>
          </table:table-cell>
          <table:table-cell table:style-name="Table6.A2" office:value-type="string">
            <text:p text:style-name="P33"/>
          </table:table-cell>
          <table:table-cell table:style-name="Table6.C2" office:value-type="string">
            <text:p text:style-name="P33"/>
          </table:table-cell>
        </table:table-row>
        <table:table-row>
          <table:table-cell table:style-name="Table6.A2" office:value-type="string">
            <text:p text:style-name="P29">Verbrauch <text:span text:style-name="T10">10L/100km*1,8€/L</text:span></text:p>
          </table:table-cell>
          <table:table-cell table:style-name="Table6.A2" office:value-type="string">
            <text:p text:style-name="P32">10L/100km*1,8€/L</text:p>
          </table:table-cell>
          <table:table-cell table:style-name="Table6.C2" office:value-type="string">
            <text:p text:style-name="P32">6L/100km*1,8€/L</text:p>
          </table:table-cell>
        </table:table-row>
      </table:table>
      <text:p text:style-name="P20" loext:marker-style-name="T2"/>
      <text:p text:style-name="P22" loext:marker-style-name="T2">Abschreibung (Wertverlust)</text:p>
      <text:p text:style-name="P22" loext:marker-style-name="T2">Kriterien: Anschaffungspreis (Kaufpreis), Nutzungszeit, <text:span text:style-name="T11">Wiederverkaufswer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annotation_20_text" style:display-name="annotation text" style:family="paragraph" style:parent-style-name="Standard" loext:linked-style-name="Kommentartext_20_Zchn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thema_20_Zchn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7874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örg Bensch</meta:initial-creator>
    <meta:editing-cycles>6</meta:editing-cycles>
    <meta:creation-date>2023-10-26T06:19:00</meta:creation-date>
    <dc:date>2023-11-02T09:29:35.369328884</dc:date>
    <meta:editing-duration>PT5M58S</meta:editing-duration>
    <meta:generator>LibreOffice/7.6.2.1$Linux_X86_64 LibreOffice_project/60$Build-1</meta:generator>
    <meta:document-statistic meta:table-count="6" meta:image-count="0" meta:object-count="0" meta:page-count="2" meta:paragraph-count="54" meta:word-count="258" meta:character-count="2032" meta:non-whitespace-character-count="1835"/>
    <meta:user-defined meta:name="AppVersion">16.0000</meta:user-defined>
    <meta:template xlink:type="simple" xlink:actuate="onRequest" xlink:title="Normal" xlink:href=""/>
  </office:meta>
</office:document-meta>
</file>